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cm" fo:margin-left="1.499cm" table:align="left"/>
    </style:style>
    <style:style style:name="Tableau1.A" style:family="table-column">
      <style:table-column-properties style:column-width="3cm"/>
    </style:style>
    <style:style style:name="Tableau1.B" style:family="table-column">
      <style:table-column-properties style:column-width="11cm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c7eb" officeooo:paragraph-rsid="0017c7eb"/>
    </style:style>
    <style:style style:name="P2" style:family="paragraph" style:parent-style-name="Standard">
      <style:text-properties officeooo:rsid="0017c7eb" officeooo:paragraph-rsid="0017c7eb"/>
    </style:style>
    <style:style style:name="P3" style:family="paragraph" style:parent-style-name="Standard">
      <style:paragraph-properties fo:line-height="135%"/>
    </style:style>
    <style:style style:name="P4" style:family="paragraph" style:parent-style-name="Standard">
      <style:paragraph-properties fo:line-height="135%"/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rsid="0017c7eb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ea2f" officeooo:paragraph-rsid="0018ea2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7c7eb" officeooo:paragraph-rsid="0017c7eb"/>
    </style:style>
    <style:style style:name="P8" style:family="paragraph" style:parent-style-name="Table_20_Contents">
      <style:text-properties officeooo:rsid="0017c7eb" officeooo:paragraph-rsid="0017c7eb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6">FORMATION À DISTANCE</text:p>
      <text:p text:style-name="Standard"/>
      <text:p text:style-name="Standard"/>
      <text:p text:style-name="Standard"/>
      <text:p text:style-name="Standard"/>
      <text:p text:style-name="P2">Pouvez-vous situer les événements listés ci-dessous dans la décennie correspondante ?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décennie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1">er</text:span> cours à distance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1">er</text:span> cours universitaire à distance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1">er</text:span> cours à la radio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1">er</text:span> cours à la TV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1">er</text:span> cours en téléconférence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ère plateforme web de cou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our information, les sources utilisées sont :</text:p>
      <text:p text:style-name="P4"/>
      <text:p text:style-name="P3">LHOMMEAU, Clément, 2014. <text:span text:style-name="T2">MOOC: l’apprentissage à l’épreuve du numérique</text:span>. Paris : Fyp éd. ISBN 978-2-36405-112-6. </text:p>
      <text:p text:style-name="Standard"/>
      <text:p text:style-name="P3">MOORE, Michael G. et KEARSLEY, Greg, 2012. The historical context. In : <text:span text:style-name="T2">Distance education: a systems view of online learning</text:span>. 3rd ed. Belmont, CA : Wadsworth Cengage Learning. pp. 23‑43. ISBN 978-1-111-52099-1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09:22.318000000</meta:creation-date>
    <dc:date>2015-11-18T14:28:56.352000000</dc:date>
    <meta:editing-duration>PT3M39S</meta:editing-duration>
    <meta:editing-cycles>3</meta:editing-cycles>
    <meta:generator>LibreOffice/5.0.2.2$Windows_x86 LibreOffice_project/37b43f919e4de5eeaca9b9755ed688758a8251fe</meta:generator>
    <meta:print-date>2015-11-18T14:28:12.205000000</meta:print-date>
    <meta:document-statistic meta:table-count="1" meta:image-count="0" meta:object-count="0" meta:page-count="1" meta:paragraph-count="12" meta:word-count="97" meta:character-count="630" meta:non-whitespace-character-count="543"/>
  </office:meta>
</office:document-meta>
</file>